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  <style:text-properties style:font-name="Calibri" style:font-name-complex="Calibri" fo:font-weight="bold" style:font-weight-asian="bold" style:font-weight-complex="bold" fo:font-size="16pt" style:font-size-asian="16pt" style:font-size-complex="16pt" fo:language="en" fo:country="US"/>
    </style:style>
    <style:style style:name="P2" style:parent-style-name="Normal" style:family="paragraph">
      <style:paragraph-properties fo:text-align="center" fo:line-height="150%"/>
      <style:text-properties style:font-name="Calibri" style:font-name-complex="Calibri" fo:font-weight="bold" style:font-weight-asian="bold" style:font-weight-complex="bold" fo:font-size="16pt" style:font-size-asian="16pt" style:font-size-complex="16pt" fo:language="en" fo:country="US"/>
    </style:style>
    <style:style style:name="P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 fo:language="en" fo:country="US"/>
    </style:style>
    <style:style style:name="P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6" style:parent-style-name="Normal" style:family="paragraph">
      <style:paragraph-properties fo:text-align="justify" fo:line-height="150%"/>
    </style:style>
    <style:style style:name="T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 fo:language="en" fo:country="US"/>
    </style:style>
    <style:style style:name="P1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 fo:language="en" fo:country="US"/>
    </style:style>
    <style:style style:name="P1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4" style:parent-style-name="Normal" style:family="paragraph">
      <style:paragraph-properties fo:text-align="justify" fo:line-height="150%"/>
    </style:style>
    <style:style style:name="T1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8" style:parent-style-name="Normal" style:family="paragraph">
      <style:paragraph-properties fo:text-align="justify" fo:line-height="150%"/>
    </style:style>
    <style:style style:name="P1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3" style:parent-style-name="Normal" style:family="paragraph">
      <style:paragraph-properties fo:text-align="justify" fo:line-height="150%"/>
    </style:style>
    <style:style style:name="T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9" style:parent-style-name="Normal" style:family="paragraph">
      <style:paragraph-properties fo:text-align="justify" fo:line-height="150%"/>
    </style:style>
    <style:style style:name="T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5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5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5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5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5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5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5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5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5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5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6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6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6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6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6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6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6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6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6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6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7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7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72" style:parent-style-name="Normal" style:family="paragraph">
      <style:paragraph-properties fo:text-align="justify" fo:line-height="150%"/>
    </style:style>
    <style:style style:name="T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7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7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7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7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7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8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8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8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8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8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8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8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8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8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8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9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9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9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9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9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9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9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9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9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9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0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0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0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0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0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0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0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0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0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0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1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1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1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13" style:parent-style-name="Normal" style:family="paragraph">
      <style:paragraph-properties fo:text-align="justify" fo:line-height="150%"/>
    </style:style>
    <style:style style:name="T1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1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1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2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2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2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2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2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2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2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2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2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2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3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3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3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3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3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3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3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37" style:parent-style-name="Normal" style:family="paragraph">
      <style:paragraph-properties fo:text-align="justify" fo:line-height="150%"/>
    </style:style>
    <style:style style:name="T1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4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4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4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4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4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4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4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4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5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5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5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5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5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5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5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5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5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5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6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6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6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6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6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6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6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6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6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6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7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7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7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7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7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7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7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7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7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7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8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8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8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8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8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8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8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8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8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8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9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9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9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9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94" style:parent-style-name="Normal" style:family="paragraph">
      <style:paragraph-properties fo:text-align="justify" fo:line-height="150%"/>
    </style:style>
    <style:style style:name="T19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9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19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0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0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0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0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0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0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0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0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0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0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1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1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1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1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1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1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1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1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1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1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2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2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2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2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24" style:parent-style-name="Normal" style:family="paragraph">
      <style:paragraph-properties fo:text-align="justify" fo:line-height="150%"/>
    </style:style>
    <style:style style:name="T2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2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3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3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3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3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3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3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3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3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3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3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4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4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4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4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4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4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4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4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4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4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5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5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5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5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5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5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56" style:parent-style-name="Normal" style:family="paragraph">
      <style:paragraph-properties fo:text-align="justify" fo:line-height="150%"/>
    </style:style>
    <style:style style:name="T25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5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6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6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6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6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6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6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6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6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6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7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7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7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7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7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7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7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7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7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7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8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8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8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8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8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8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8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87" style:parent-style-name="Normal" style:family="paragraph">
      <style:paragraph-properties fo:text-align="justify" fo:line-height="150%"/>
    </style:style>
    <style:style style:name="T2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9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9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9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9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9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9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9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9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29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0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0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0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0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0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0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0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0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0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0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1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1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1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13" style:parent-style-name="Normal" style:family="paragraph">
      <style:paragraph-properties fo:text-align="justify" fo:line-height="150%"/>
    </style:style>
    <style:style style:name="T3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1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1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2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2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2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2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2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2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2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2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2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2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3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3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3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3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3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3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3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3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3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3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4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4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4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4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4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4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4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4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4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4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5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5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5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5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5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5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5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5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5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5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6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6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6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6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6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6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6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6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68" style:parent-style-name="Normal" style:family="paragraph">
      <style:paragraph-properties fo:text-align="justify" fo:line-height="150%"/>
    </style:style>
    <style:style style:name="T36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7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7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7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7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7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7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7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7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8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8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8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8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8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8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8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8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8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8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9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9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9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9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9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9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9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9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9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39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0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01" style:parent-style-name="Normal" style:family="paragraph">
      <style:paragraph-properties fo:text-align="justify" fo:line-height="150%"/>
    </style:style>
    <style:style style:name="T40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4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0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0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0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0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0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1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1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1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1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1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1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1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1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1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1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2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2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2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2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2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2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2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2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2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2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3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3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3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3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3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3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3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3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3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3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4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4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4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4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4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4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4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4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4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4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5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5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5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5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5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5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5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5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58" style:parent-style-name="Normal" style:family="paragraph">
      <style:paragraph-properties fo:text-align="justify" fo:line-height="150%"/>
    </style:style>
    <style:style style:name="T45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6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6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6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6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6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6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6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6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6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6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7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7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7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7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7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7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76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77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78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79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80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81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82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83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84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85" style:parent-style-name="Normal" style:family="paragraph">
      <style:paragraph-properties fo:text-align="justify" fo:line-height="150%"/>
      <style:text-properties style:font-name="Calibri" style:font-name-complex="Calibri" fo:font-size="12pt" style:font-size-asian="12pt" style:font-size-complex="12pt"/>
    </style:style>
    <style:style style:name="P486" style:parent-style-name="Normal" style:family="paragraph">
      <style:paragraph-properties fo:text-align="justify" fo:line-height="150%"/>
    </style:style>
    <style:style style:name="T4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89" style:parent-style-name="DefaultParagraphFont" style:family="text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Challenge 10 – Movie Industry SQL Queries</text:p>
      <text:p text:style-name="P2"/>
      <text:p text:style-name="P3">--</text:p>
      <text:p text:style-name="P4">-- Creating database</text:p>
      <text:p text:style-name="P5">--</text:p>
      <text:p text:style-name="P6"><text:span text:style-name="T7">CREATE DATABASE<text:s/></text:span><text:span text:style-name="T8">`movies`</text:span><text:span text:style-name="T9">;</text:span></text:p>
      <text:p text:style-name="P10"/>
      <text:p text:style-name="P11">--</text:p>
      <text:p text:style-name="P12">-- Switch to the created database</text:p>
      <text:p text:style-name="P13">--</text:p>
      <text:p text:style-name="P14"><text:span text:style-name="T15">USE<text:s/></text:span><text:span text:style-name="T16">`movies`</text:span><text:span text:style-name="T17">;</text:span></text:p>
      <text:p text:style-name="P18"/>
      <text:p text:style-name="P19">--</text:p>
      <text:p text:style-name="P20">-- Table structure for 'movie' table</text:p>
      <text:p text:style-name="P21">--</text:p>
      <text:p text:style-name="P22">CREATE TABLE `movie` (</text:p>
      <text:p text:style-name="P23"><text:span text:style-name="T24">    `id` INT UNSIGNED NOT NULL<text:s/></text:span><text:span text:style-name="T25">AUTO_INCREMENT PRIMARY KEY</text:span><text:span text:style-name="T26">,</text:span></text:p>
      <text:p text:style-name="P27">    `name` VARCHAR(100) NOT NULL,</text:p>
      <text:p text:style-name="P28">    `premiere_city` VARCHAR(50) NOT NULL,</text:p>
      <text:p text:style-name="P29"><text:span text:style-name="T30"><text:s text:c="4"/>`premiere_date` DATE NOT NULL,</text:span></text:p>
      <text:p text:style-name="P31">    `genre` VARCHAR(50) NOT NULL,</text:p>
      <text:p text:style-name="P32">    `country_of_origin` VARCHAR(50) NOT NULL,</text:p>
      <text:p text:style-name="P33">    `production_company` VARCHAR(64) NOT NULL,</text:p>
      <text:soft-page-break/>
      <text:p text:style-name="P34">    `type` ENUM('Film', 'TV_Serie') NOT NULL<text:s/></text:p>
      <text:p text:style-name="P35">);</text:p>
      <text:p text:style-name="P36"/>
      <text:p text:style-name="P37">--</text:p>
      <text:p text:style-name="P38">-- Dumping data for `movie` table</text:p>
      <text:p text:style-name="P39">--</text:p>
      <text:p text:style-name="P40">INSERT INTO `movie` (`name`, `premiere_city`, `premiere_date` , `genre`, `country_of_origin`, `production_company`, `type`) VALUES<text:s/></text:p>
      <text:p text:style-name="P41">('Jurassic Park', 'New York', '1993-06-11', 'Action', 'USA', 'Universal Pictures', 'Film'),</text:p>
      <text:p text:style-name="P42">('Inception', 'Los Angeles', '2010-07-16', 'Sci-Fi', 'USA', 'Warner Bros.', 'Film'),</text:p>
      <text:p text:style-name="P43">('Pulp Fiction', 'London', '1994-10-14', 'Drama', 'UK', 'Miramax Films', 'Film'),</text:p>
      <text:p text:style-name="P44">('The Irishman', 'Chicago', '2019-11-27', 'Drama', 'USA', 'Netflix', 'Film'),</text:p>
      <text:p text:style-name="P45">('Avatar', 'San Francisco', '2009-12-18', 'Sci-Fi', 'USA', '20th Century Fox', 'Film'),</text:p>
      <text:p text:style-name="P46">('Gladiator', 'Rome', '2000-05-05', 'Action', 'Italy', 'DreamWorks', 'Film'),</text:p>
      <text:p text:style-name="P47">('The Lord of the Rings', 'Wellington', '2001-12-19', 'Fantasy', 'New Zealand', 'New Line Cinema', 'Film'),</text:p>
      <text:p text:style-name="P48">('Fight Club', 'Los Angeles', '1999-10-15', 'Thriller', 'USA', '20th Century Fox', 'Film'),</text:p>
      <text:p text:style-name="P49">('The Shining', 'Denver', '1980-05-23', 'Drama', 'USA', 'Warner Bros.', 'Film'),</text:p>
      <text:p text:style-name="P50">('Psycho', 'Los Angeles', '1960-09-08', 'Thriller', 'USA', 'Paramount Pictures', 'Film'),</text:p>
      <text:p text:style-name="P51">('Star Wars', 'San Francisco', '1977-05-25', 'Sci-Fi', 'USA', 'Lucasfilm', 'Film'),</text:p>
      <text:p text:style-name="P52">('The Godfather', 'New York', '1972-03-24', 'Drama', 'USA', 'Paramount Pictures', 'Film'),</text:p>
      <text:p text:style-name="P53">('Unforgiven', 'Dallas', '1992-08-07', 'Western', 'USA', 'Warner Bros.', 'Film'),</text:p>
      <text:p text:style-name="P54">('Jurassic Park 2', 'Los Angeles', '1997-05-23', 'Action', 'USA', 'Universal Pictures', 'Film'),</text:p>
      <text:p text:style-name="P55">('Jurassic Park 3', 'London', '2001-07-18', 'Action', 'USA', 'Universal Pictures', 'Film'),</text:p>
      <text:soft-page-break/>
      <text:p text:style-name="P56">('Inception: Dream Again', 'Paris', '2013-07-19', 'Sci-Fi', 'USA', 'Warner Bros.', 'Film'),</text:p>
      <text:p text:style-name="P57">('Avatar: The Way of Water', 'Los Angeles', '2022-12-16', 'Sci-Fi', 'USA', '20th Century Fox', 'Film'),</text:p>
      <text:p text:style-name="P58">('The Godfather: Part II', 'New York', '1974-12-20', 'Drama', 'USA', 'Paramount Pictures', 'Film'),</text:p>
      <text:p text:style-name="P59">('The Godfather: Part III', 'Rome', '1990-12-25', 'Drama', 'USA', 'Paramount Pictures', 'Film'),</text:p>
      <text:p text:style-name="P60">('The Lord of the Rings: The Two Towers', 'Wellington', '2002-12-18', 'Fantasy', 'New Zealand', 'New Line Cinema', 'Film'),</text:p>
      <text:p text:style-name="P61">('The Lord of the Rings: The Return of the King', 'Wellington', '2003-12-17', 'Fantasy', 'New Zealand', 'New Line Cinema', 'Film'),</text:p>
      <text:p text:style-name="P62">('Lost', 'Honolulu', '2004-09-22', 'Drama', 'USA', 'ABC Studios', 'TV_Serie'),</text:p>
      <text:p text:style-name="P63">('Superwoman', 'Vancouver', '2015-10-26', 'Action', 'USA', 'Warner Bros.', 'TV_Serie'),</text:p>
      <text:p text:style-name="P64">('The Flash', 'Central City', '2014-10-07', 'Action', 'USA', 'DC Entertainment', 'TV_Serie'),</text:p>
      <text:p text:style-name="P65">('Supernatural', 'Vancouver', '2005-09-13', 'Fantasy', 'USA', 'Warner Bros.', 'TV_Serie'),</text:p>
      <text:p text:style-name="P66">('Arrow', 'Starling City', '2012-10-10', 'Action', 'USA', 'DC Entertainment', 'TV_Serie');</text:p>
      <text:p text:style-name="P67"/>
      <text:p text:style-name="P68">--</text:p>
      <text:p text:style-name="P69">-- Table structure for 'film' table</text:p>
      <text:p text:style-name="P70">--</text:p>
      <text:p text:style-name="P71">CREATE TABLE `film` (</text:p>
      <text:p text:style-name="P72"><text:span text:style-name="T73"><text:s text:c="4"/>`id` INT UNSIGNED NOT NULL<text:s/></text:span><text:span text:style-name="T74">AUTO_INCREMENT PRIMARY KEY</text:span><text:span text:style-name="T75">,</text:span></text:p>
      <text:p text:style-name="P76"><text:s text:c="4"/>`earnings_first_week` DECIMAL(12, 2) DEFAULT NULL,</text:p>
      <text:p text:style-name="P77"><text:s text:c="4"/>`premiere_format` ENUM('2D', '3D') NOT NULL,</text:p>
      <text:p text:style-name="P78"><text:s text:c="4"/>`director_payment` DECIMAL(12, 2) NOT NULL,</text:p>
      <text:soft-page-break/>
      <text:p text:style-name="P79"><text:s text:c="4"/>`movie_id` INT UNSIGNED NOT NULL,</text:p>
      <text:p text:style-name="P80">    `director_id` INT UNSIGNED NOT NULL</text:p>
      <text:p text:style-name="P81">);</text:p>
      <text:p text:style-name="P82"/>
      <text:p text:style-name="P83">--</text:p>
      <text:p text:style-name="P84">-- Dumping data for `film` table</text:p>
      <text:p text:style-name="P85">--</text:p>
      <text:p text:style-name="P86">INSERT INTO `film` (`earnings_first_week`, `premiere_format`, `director_payment`, `movie_id`, `director_id`) VALUES</text:p>
      <text:p text:style-name="P87">(102000000.00, '3D', 5000000.00, 1, 1),<text:s/></text:p>
      <text:p text:style-name="P88">(85000000.00, '2D', 7000000.00, 2, 2),<text:s/></text:p>
      <text:p text:style-name="P89">(92000000.00, '2D', 6000000.00, 3, 3),<text:s/></text:p>
      <text:p text:style-name="P90">(90000000.00, '3D', 8000000.00, 4, 4),<text:s/></text:p>
      <text:p text:style-name="P91">(70000000.00, '2D', 10000000.00, 5, 5),<text:s/></text:p>
      <text:p text:style-name="P92">(88000000.00, '3D', 7500000.00, 6, 6),<text:s/></text:p>
      <text:p text:style-name="P93">(65000000.00, '2D', 10000000.00, 7, 7),<text:s/></text:p>
      <text:p text:style-name="P94">(65000000.00, '2D', 8500000.00, 8, 8),<text:s/></text:p>
      <text:p text:style-name="P95">(55000000.00, '2D', 7000000.00, 9, 9), <text:s/></text:p>
      <text:p text:style-name="P96">(120000000.00, '3D', 8000000.00, 10, 10),<text:s/></text:p>
      <text:p text:style-name="P97">(100000000.00, '2D', 9000000.00, 11, 11),<text:s/></text:p>
      <text:p text:style-name="P98">(85000000.00, '2D', 9500000.00, 12, 12), <text:s/></text:p>
      <text:p text:style-name="P99">(120000000.00, '3D', 8500000.00, 13, 13),<text:s/></text:p>
      <text:p text:style-name="P100">(85000000.00, '3D', 6000000.00, 14, 1), <text:s/></text:p>
      <text:p text:style-name="P101">(98000000.00, '3D', 7000000.00, 15, 1), <text:s/></text:p>
      <text:soft-page-break/>
      <text:p text:style-name="P102">(99000000.00, '2D', 8000000.00, 16, 2), <text:s/></text:p>
      <text:p text:style-name="P103">(72000000.00, '3D', 12000000.00, 17, 5), <text:s/></text:p>
      <text:p text:style-name="P104">(91000000.00, '3D', 10500000.00, 18, 12), <text:s/></text:p>
      <text:p text:style-name="P105">(85000000.00, '3D', 11000000.00, 19, 12), <text:s/></text:p>
      <text:p text:style-name="P106">(110000000.00, '3D', 11000000.00, 20, 7),<text:s/></text:p>
      <text:p text:style-name="P107">(115000000.00, '3D', 11500000.00, 21, 7); <text:s/></text:p>
      <text:p text:style-name="P108"/>
      <text:p text:style-name="P109">--</text:p>
      <text:p text:style-name="P110">-- Table structure for 'tv_serie' table</text:p>
      <text:p text:style-name="P111">--</text:p>
      <text:p text:style-name="P112">CREATE TABLE `tv_serie` (</text:p>
      <text:p text:style-name="P113"><text:span text:style-name="T114"><text:s text:c="4"/>`id` INT UNSIGNED NOT NULL</text:span><text:span text:style-name="T115"><text:s/>AUTO_INCREMENT PRIMARY KEY</text:span><text:span text:style-name="T116">,</text:span></text:p>
      <text:p text:style-name="P117"><text:s text:c="4"/>`tv_channel` VARCHAR(50) NOT NULL,</text:p>
      <text:p text:style-name="P118"><text:s text:c="4"/>`number_of_episodes` SMALLINT UNSIGNED NOT NULL,</text:p>
      <text:p text:style-name="P119"><text:s text:c="4"/>`number_of_expected_seasons` TINYINT UNSIGNED NOT NULL,</text:p>
      <text:p text:style-name="P120"><text:s text:c="4"/>`movie_id` INT UNSIGNED NOT NULL</text:p>
      <text:p text:style-name="P121">);</text:p>
      <text:p text:style-name="P122"/>
      <text:p text:style-name="P123">--</text:p>
      <text:p text:style-name="P124">-- Dumping data for `tv_serie` table</text:p>
      <text:p text:style-name="P125">--</text:p>
      <text:p text:style-name="P126">INSERT INTO `tv_serie` (`tv_channel`, `number_of_episodes`, `number_of_expected_seasons`, `movie_id`) VALUES</text:p>
      <text:p text:style-name="P127">('ABC', 121, 6, 22),</text:p>
      <text:soft-page-break/>
      <text:p text:style-name="P128">('The CW', 126, 4, 23),</text:p>
      <text:p text:style-name="P129">('The CW', 184, 9, 24),</text:p>
      <text:p text:style-name="P130">('The CW', 327, 15, 25),</text:p>
      <text:p text:style-name="P131">('The CW', 170, 8, 26);</text:p>
      <text:p text:style-name="P132"/>
      <text:p text:style-name="P133">--</text:p>
      <text:p text:style-name="P134">-- Table structure for 'actor' table</text:p>
      <text:p text:style-name="P135">--</text:p>
      <text:p text:style-name="P136">CREATE TABLE `actor` (</text:p>
      <text:p text:style-name="P137"><text:span text:style-name="T138">    `id` INT UNSIGNED NOT NULL<text:s/></text:span><text:span text:style-name="T139">AUTO_INCREMENT PRIMARY KEY</text:span><text:span text:style-name="T140">,</text:span></text:p>
      <text:p text:style-name="P141">    `first_name` VARCHAR(50) NOT NULL,</text:p>
      <text:p text:style-name="P142">    `last_name` VARCHAR(50) NOT NULL,</text:p>
      <text:p text:style-name="P143">    `nickname` VARCHAR(50) DEFAULT NULL,</text:p>
      <text:p text:style-name="P144">    `date_of_birth` DATE NOT NULL,</text:p>
      <text:p text:style-name="P145">    `agent_code` VARCHAR(32) DEFAULT NULL</text:p>
      <text:p text:style-name="P146">);</text:p>
      <text:p text:style-name="P147"/>
      <text:p text:style-name="P148">--</text:p>
      <text:p text:style-name="P149">-- Dumping data for `actor` table</text:p>
      <text:p text:style-name="P150">--</text:p>
      <text:p text:style-name="P151">INSERT INTO `actor` (`first_name`, `last_name`, `nickname`, `date_of_birth`, `agent_code`) VALUES</text:p>
      <text:p text:style-name="P152">('Leonardo', 'DiCaprio', 'Leo', '1974-11-11', 'AG001'),</text:p>
      <text:p text:style-name="P153">('Samuel', 'Jackson', 'Sam', '1948-12-21', 'AG002'),</text:p>
      <text:soft-page-break/>
      <text:p text:style-name="P154">('Robert', 'De Niro', NULL, '1943-08-17', 'AG003'),</text:p>
      <text:p text:style-name="P155">('Bruce', 'Willis', 'Bruno', '1955-03-19', 'AG004'),</text:p>
      <text:p text:style-name="P156">('Kate', 'Winslet', 'Kate', '1975-10-05', 'AG005'),</text:p>
      <text:p text:style-name="P157">('Russell', 'Crowe', NULL, '1964-04-07', 'AG006'),</text:p>
      <text:p text:style-name="P158">('Elijah', 'Wood', 'Eli', '1981-01-28', 'AG007'),</text:p>
      <text:p text:style-name="P159">('Brad', 'Pitt', 'Braddie', '1963-12-18', 'AG008'),</text:p>
      <text:p text:style-name="P160">('Cate', 'Blanchett', 'Cate', '1969-05-14', 'AG009'),</text:p>
      <text:p text:style-name="P161">('Edward', 'Norton', 'Ed', '1969-08-18', 'AG010'),</text:p>
      <text:p text:style-name="P162">('Jack', 'Nicholson', 'Jackie', '1937-04-22', 'AG011'),</text:p>
      <text:p text:style-name="P163">('Anthony', 'Perkins', NULL, '1932-04-04', 'AG012'),</text:p>
      <text:p text:style-name="P164">('Harrison', 'Ford', 'Harry', '1942-07-13', 'AG013'),</text:p>
      <text:p text:style-name="P165">('Marlon', 'Brando', NULL, '1924-04-03', 'AG014'),</text:p>
      <text:p text:style-name="P166">('Clint', 'Eastwood', 'Clint', '1930-05-31', 'AG015'),</text:p>
      <text:p text:style-name="P167">('Laura', 'Dern', NULL, '1967-02-10', 'AG016'),<text:s/></text:p>
      <text:p text:style-name="P168">('Sam', 'Neill', NULL, '1947-09-14', 'AG017'),  </text:p>
      <text:p text:style-name="P169">('Joseph', 'Gordon-Levitt', 'Joe', '1981-02-17', 'AG018'),<text:s/></text:p>
      <text:p text:style-name="P170">('Ellen', 'Page', 'Elliot', '1987-02-21', 'AG019'),<text:s/></text:p>
      <text:p text:style-name="P171">('Uma', 'Thurman', 'Umi', '1970-04-29', 'AG020'),<text:s/></text:p>
      <text:p text:style-name="P172">('John', 'Travolta', NULL, '1954-02-18', 'AG021'),<text:s/></text:p>
      <text:p text:style-name="P173">('Joe', 'Pesci', NULL, '1943-02-09', 'AG022'),<text:s/></text:p>
      <text:p text:style-name="P174">('Al', 'Pacino', NULL, '1940-04-25', 'AG023'),<text:s/></text:p>
      <text:p text:style-name="P175">('Zoe', 'Saldana', 'Zee', '1978-06-19', 'AG024'),</text:p>
      <text:p text:style-name="P176">('Shelley', 'Duvall', NULL, '1949-07-07', 'AG025'),</text:p>
      <text:soft-page-break/>
      <text:p text:style-name="P177">('Carrie', 'Fisher', 'Carrie', '1956-10-21', 'AG026'),<text:s/></text:p>
      <text:p text:style-name="P178">('Mark', 'Hamill', 'Mark', '1951-09-25', 'AG027'),</text:p>
      <text:p text:style-name="P179">('Matthew', 'Fox', NULL, '1976-07-14', 'AG028'),</text:p>
      <text:p text:style-name="P180">('Evangeline', 'Lilly', NULL, '1979-08-03', 'AG029'),</text:p>
      <text:p text:style-name="P181">('Melissa', 'Benoist', NULL, '1988-10-04', 'AG030'),</text:p>
      <text:p text:style-name="P182">('Chyler', 'Leigh', NULL, '1982-04-10', 'AG031'),</text:p>
      <text:p text:style-name="P183">('Grant', 'Gustin', NULL, '1990-01-14', 'AG032'),</text:p>
      <text:p text:style-name="P184">('Candice', 'Patton', NULL, '1987-06-24', 'AG033'),</text:p>
      <text:p text:style-name="P185">('Jensen', 'Ackles', NULL, '1978-03-01', 'AG034'),</text:p>
      <text:p text:style-name="P186">('Jared', 'Padalecki', NULL, '1982-07-19', 'AG035'),</text:p>
      <text:p text:style-name="P187">('Stephen', 'Amell', NULL, '1981-05-08', 'AG036'),</text:p>
      <text:p text:style-name="P188">('Katie', 'Cassidy', NULL, '1986-11-25', 'AG037');</text:p>
      <text:p text:style-name="P189"/>
      <text:p text:style-name="P190">--</text:p>
      <text:p text:style-name="P191">-- Table structure for 'oscar_winner' table</text:p>
      <text:p text:style-name="P192">--</text:p>
      <text:p text:style-name="P193">CREATE TABLE `oscar_winner` (</text:p>
      <text:p text:style-name="P194"><text:span text:style-name="T195"><text:s text:c="4"/>`id` INT UNSIGNED NOT NULL<text:s/></text:span><text:span text:style-name="T196">AUTO_INCREMENT PRIMARY KEY</text:span><text:span text:style-name="T197">,</text:span></text:p>
      <text:p text:style-name="P198"><text:s text:c="4"/>`role` VARCHAR(30) NOT NULL,</text:p>
      <text:p text:style-name="P199"><text:s text:c="4"/>`year` YEAR(4) UNSIGNED NOT NULL,</text:p>
      <text:p text:style-name="P200"><text:s text:c="4"/>`actor_id` INT UNSIGNED NOT NULL,</text:p>
      <text:p text:style-name="P201"><text:s text:c="4"/>`film_id` INT UNSIGNED NOT NULL</text:p>
      <text:p text:style-name="P202">);</text:p>
      <text:soft-page-break/>
      <text:p text:style-name="P203">--</text:p>
      <text:p text:style-name="P204">-- Dumping data for `oscar_winner` table</text:p>
      <text:p text:style-name="P205">--</text:p>
      <text:p text:style-name="P206">INSERT INTO `oscar_winner` (`role`, `year`, `actor_id`, `film_id`) VALUES<text:s/></text:p>
      <text:p text:style-name="P207">('Lead Actor', 2016, 1, 2),</text:p>
      <text:p text:style-name="P208">('Supporting Actor', 1995, 2, 3),</text:p>
      <text:p text:style-name="P209">('Lead Actor', 1981, 3, 4),</text:p>
      <text:p text:style-name="P210">('Lead Actor', 1999, 4, 1),</text:p>
      <text:p text:style-name="P211">('Lead Actor', 2001, 6, 6),<text:s/></text:p>
      <text:p text:style-name="P212">('Supporting Actor', 2003, 7, 7),</text:p>
      <text:p text:style-name="P213">('Lead Actor', 2000, 8, 8),</text:p>
      <text:p text:style-name="P214">('Lead Actor', 1980, 11, 9),<text:s/></text:p>
      <text:p text:style-name="P215">('Lead Actor', 1961, 12, 10),<text:s/></text:p>
      <text:p text:style-name="P216">('Lead Actor', 1977, 13, 11),<text:s/></text:p>
      <text:p text:style-name="P217">('Lead Actor', 1973, 14, 12),<text:s/></text:p>
      <text:p text:style-name="P218">('Lead Actor', 1993, 15, 13);</text:p>
      <text:p text:style-name="P219"/>
      <text:p text:style-name="P220">--</text:p>
      <text:p text:style-name="P221">-- Table structure for 'director' table</text:p>
      <text:p text:style-name="P222">--</text:p>
      <text:p text:style-name="P223">CREATE TABLE `director` (</text:p>
      <text:p text:style-name="P224"><text:span text:style-name="T225"><text:s text:c="4"/>`id` INT UNSIGNED NOT NULL<text:s/></text:span><text:span text:style-name="T226">AUTO_INCREMENT PRIMARY KEY</text:span><text:span text:style-name="T227">,</text:span></text:p>
      <text:p text:style-name="P228"><text:s text:c="4"/>`first_name` VARCHAR(50) NOT NULL,</text:p>
      <text:soft-page-break/>
      <text:p text:style-name="P229"><text:s text:c="4"/>`last_name` VARCHAR(50) NOT NULL,</text:p>
      <text:p text:style-name="P230"><text:s text:c="4"/>`genre` VARCHAR(50) NOT NULL,</text:p>
      <text:p text:style-name="P231"><text:s text:c="4"/>`expertise` VARCHAR(255) NOT NULL</text:p>
      <text:p text:style-name="P232">);</text:p>
      <text:p text:style-name="P233"/>
      <text:p text:style-name="P234">--</text:p>
      <text:p text:style-name="P235">-- Dumping data for `director` table</text:p>
      <text:p text:style-name="P236">--</text:p>
      <text:p text:style-name="P237">INSERT INTO `director` (`first_name`, `last_name`, `genre`, `expertise`) VALUES</text:p>
      <text:p text:style-name="P238">('Steven', 'Spielberg', 'Action', 'Blockbusters'),</text:p>
      <text:p text:style-name="P239">('Christopher', 'Nolan', 'Sci-Fi', 'Mind-bending films'),</text:p>
      <text:p text:style-name="P240">('Quentin', 'Tarantino', 'Drama', 'Nonlinear narratives'),</text:p>
      <text:p text:style-name="P241">('Martin', 'Scorsese', 'Drama', 'Psychological films'),</text:p>
      <text:p text:style-name="P242">('James', 'Cameron', 'Sci-Fi', 'High-budget epics'),</text:p>
      <text:p text:style-name="P243">('Ridley', 'Scott', 'Action', 'Epic Films'),</text:p>
      <text:p text:style-name="P244">('Peter', 'Jackson', 'Fantasy', 'High-budget Productions'),</text:p>
      <text:p text:style-name="P245">('David', 'Fincher', 'Thriller', 'Psychological Thrillers'),</text:p>
      <text:p text:style-name="P246">('Stanley', 'Kubrick', 'Drama', 'Cerebral films'),</text:p>
      <text:p text:style-name="P247">('Alfred', 'Hitchcock', 'Thriller', 'Suspense films'),</text:p>
      <text:p text:style-name="P248">('George', 'Lucas', 'Sci-Fi', 'Space epics'),</text:p>
      <text:p text:style-name="P249">('Francis', 'Coppola', 'Drama', 'Epic narratives'),</text:p>
      <text:p text:style-name="P250">('Clint', 'Eastwood', 'Western', 'Classic and modern films');</text:p>
      <text:p text:style-name="P251"/>
      <text:soft-page-break/>
      <text:p text:style-name="P252">--</text:p>
      <text:p text:style-name="P253">-- Table structure for 'critic' table</text:p>
      <text:p text:style-name="P254">--</text:p>
      <text:p text:style-name="P255">CREATE TABLE `critic` (</text:p>
      <text:p text:style-name="P256"><text:span text:style-name="T257"><text:s text:c="4"/>`id` INT UNSIGNED NOT NULL<text:s/></text:span><text:span text:style-name="T258">AUTO_INCREMENT PRIMARY KEY</text:span><text:span text:style-name="T259">,</text:span></text:p>
      <text:p text:style-name="P260"><text:s text:c="4"/>`first_name` VARCHAR(50) NOT NULL,</text:p>
      <text:p text:style-name="P261"><text:s text:c="4"/>`last_name` VARCHAR(50) NOT NULL,</text:p>
      <text:p text:style-name="P262"><text:s text:c="4"/>`username` VARCHAR(64) NOT NULL,</text:p>
      <text:p text:style-name="P263"><text:s text:c="4"/>`password` VARCHAR(100) NOT NULL</text:p>
      <text:p text:style-name="P264">);</text:p>
      <text:p text:style-name="P265"/>
      <text:p text:style-name="P266">--</text:p>
      <text:p text:style-name="P267">-- Dumping data for `critic` table</text:p>
      <text:p text:style-name="P268">--</text:p>
      <text:p text:style-name="P269">INSERT INTO `critic` (`first_name`, `last_name`, `username`, `password`) VALUES</text:p>
      <text:p text:style-name="P270">('Roger', 'Ebert', 'roger.ebert', 'password123'),</text:p>
      <text:p text:style-name="P271">('Pauline', 'Kael', 'pauline.kael', 'securepass'),</text:p>
      <text:p text:style-name="P272">('A.O.', 'Scott', 'a.o.scott', 'password567'),</text:p>
      <text:p text:style-name="P273">('Peter', 'Travers', 'peter.travers', 'traverspass'),</text:p>
      <text:p text:style-name="P274">('James', 'Berardinelli', 'james.berardinelli', 'password1234'),</text:p>
      <text:p text:style-name="P275">('Manohla', 'Dargis', 'manohla.dargis', 'dargispass'),</text:p>
      <text:p text:style-name="P276">('Richard', 'Roeper', 'richard.roeper', 'roepersecure'),</text:p>
      <text:p text:style-name="P277">('Gene', 'Siskel', 'gene.siskel', 'siskelpass123'),</text:p>
      <text:soft-page-break/>
      <text:p text:style-name="P278">('Leonard', 'Maltin', 'leonard.maltin', 'maltinpass'),</text:p>
      <text:p text:style-name="P279">('Bosley', 'Crowther', 'bosley.crowther', 'crowtherpass'),</text:p>
      <text:p text:style-name="P280">('David', 'Edelstein', 'david.edelstein', 'edelsteinpass'),</text:p>
      <text:p text:style-name="P281">('Kenneth', 'Turan', 'kenneth.turan', 'turanpass');</text:p>
      <text:p text:style-name="P282"/>
      <text:p text:style-name="P283">--</text:p>
      <text:p text:style-name="P284">-- Table structure for 'sequel' table</text:p>
      <text:p text:style-name="P285">--</text:p>
      <text:p text:style-name="P286">CREATE TABLE `sequel` (</text:p>
      <text:p text:style-name="P287"><text:span text:style-name="T288"><text:s text:c="4"/>`id` INT UNSIGNED NOT NULL<text:s/></text:span><text:span text:style-name="T289">AUTO_INCREMENT PRIMARY KEY</text:span><text:span text:style-name="T290">,</text:span></text:p>
      <text:p text:style-name="P291"><text:s text:c="4"/>`sequel_to` INT UNSIGNED NOT NULL,</text:p>
      <text:p text:style-name="P292"><text:s text:c="4"/>`film_id` INT UNSIGNED NOT NULL,</text:p>
      <text:p text:style-name="P293"><text:s text:c="4"/>`part_number` TINYINT UNSIGNED NOT NULL</text:p>
      <text:p text:style-name="P294">);</text:p>
      <text:p text:style-name="P295"/>
      <text:p text:style-name="P296">--</text:p>
      <text:p text:style-name="P297">-- Dumping data for `sequel` table</text:p>
      <text:p text:style-name="P298">--</text:p>
      <text:p text:style-name="P299">INSERT INTO `sequel` (`sequel_to`, `film_id`, `part_number`) VALUES</text:p>
      <text:p text:style-name="P300">(1, 14, 2),<text:s/></text:p>
      <text:p text:style-name="P301">(14, 15, 3),<text:s/></text:p>
      <text:p text:style-name="P302">(2, 16, 2),<text:s/></text:p>
      <text:p text:style-name="P303">(5, 17, 2),<text:s/></text:p>
      <text:soft-page-break/>
      <text:p text:style-name="P304">(12, 18, 2),<text:s/></text:p>
      <text:p text:style-name="P305">(18, 19, 3),<text:s/></text:p>
      <text:p text:style-name="P306">(7, 20, 2),<text:s/></text:p>
      <text:p text:style-name="P307">(20, 21, 3);</text:p>
      <text:p text:style-name="P308"/>
      <text:p text:style-name="P309">--</text:p>
      <text:p text:style-name="P310">-- Table structure for 'movie_actor' pivot table</text:p>
      <text:p text:style-name="P311">--</text:p>
      <text:p text:style-name="P312">CREATE TABLE `movie_actor` (</text:p>
      <text:p text:style-name="P313"><text:span text:style-name="T314"><text:s text:c="4"/>`id` INT UNSIGNED NOT NULL<text:s/></text:span><text:span text:style-name="T315">AUTO_INCREMENT PRIMARY KEY</text:span><text:span text:style-name="T316">,</text:span></text:p>
      <text:p text:style-name="P317"><text:s text:c="4"/>`movie_id` INT UNSIGNED NOT NULL,</text:p>
      <text:p text:style-name="P318"><text:s text:c="4"/>`actor_id` INT UNSIGNED NOT NULL,</text:p>
      <text:p text:style-name="P319"><text:s text:c="4"/>`payment` DECIMAL(12, 2) NOT NULL</text:p>
      <text:p text:style-name="P320">);</text:p>
      <text:p text:style-name="P321"/>
      <text:p text:style-name="P322">--</text:p>
      <text:p text:style-name="P323">-- Dumping data for `movie_actor` table</text:p>
      <text:p text:style-name="P324">--</text:p>
      <text:p text:style-name="P325">INSERT INTO `movie_actor` (`movie_id`, `actor_id`, `payment`) VALUES</text:p>
      <text:p text:style-name="P326">(1, 1, 10000000.00),<text:s/></text:p>
      <text:p text:style-name="P327">(2, 2, 12000000.00),<text:s/></text:p>
      <text:p text:style-name="P328">(3, 3, 8000000.00),<text:s/></text:p>
      <text:p text:style-name="P329">(4, 4, 9000000.00),<text:s/></text:p>
      <text:soft-page-break/>
      <text:p text:style-name="P330">(5, 5, 10000000.00),</text:p>
      <text:p text:style-name="P331">(6, 6, 5000000.00),<text:s/></text:p>
      <text:p text:style-name="P332">(7, 7, 6000000.00),<text:s/></text:p>
      <text:p text:style-name="P333">(8, 8, 7500000.00),<text:s/></text:p>
      <text:p text:style-name="P334">(7, 9, 7000000.00),<text:s/></text:p>
      <text:p text:style-name="P335">(8, 10, 5000000.00),</text:p>
      <text:p text:style-name="P336">(9, 11, 5000000.00),<text:s/></text:p>
      <text:p text:style-name="P337">(10, 12, 4500000.00),<text:s/></text:p>
      <text:p text:style-name="P338">(11, 13, 8000000.00),<text:s/></text:p>
      <text:p text:style-name="P339">(12, 14, 10000000.00),<text:s/></text:p>
      <text:p text:style-name="P340">(13, 15, 7500000.00),</text:p>
      <text:p text:style-name="P341">(1, 16, 4000000.00),<text:s/></text:p>
      <text:p text:style-name="P342">(1, 17, 4500000.00),<text:s/></text:p>
      <text:p text:style-name="P343">(2, 18, 5000000.00), <text:s/></text:p>
      <text:p text:style-name="P344">(2, 19, 3500000.00),<text:s/></text:p>
      <text:p text:style-name="P345">(3, 20, 6000000.00),<text:s/></text:p>
      <text:p text:style-name="P346">(3, 21, 7000000.00),<text:s/></text:p>
      <text:p text:style-name="P347">(4, 22, 7500000.00),<text:s/></text:p>
      <text:p text:style-name="P348">(4, 23, 8500000.00),<text:s/></text:p>
      <text:p text:style-name="P349">(5, 24, 6500000.00),</text:p>
      <text:p text:style-name="P350">(9, 25, 4000000.00),</text:p>
      <text:p text:style-name="P351">(11, 26, 6000000.00),<text:s/></text:p>
      <text:p text:style-name="P352">(11, 27, 5500000.00),</text:p>
      <text:soft-page-break/>
      <text:p text:style-name="P353">(22, 28, 7000000.00), <text:s/></text:p>
      <text:p text:style-name="P354">(22, 29, 6000000.00),<text:s/></text:p>
      <text:p text:style-name="P355">(23, 30, 6500000.00),<text:s/></text:p>
      <text:p text:style-name="P356">(23, 31, 5500000.00),<text:s/></text:p>
      <text:p text:style-name="P357">(24, 32, 7000000.00),<text:s/></text:p>
      <text:p text:style-name="P358">(24, 33, 6000000.00),<text:s/></text:p>
      <text:p text:style-name="P359">(25, 34, 7500000.00),<text:s/></text:p>
      <text:p text:style-name="P360">(25, 35, 6000000.00), <text:s/></text:p>
      <text:p text:style-name="P361">(26, 36, 7000000.00),<text:s/></text:p>
      <text:p text:style-name="P362">(26, 37, 5000000.00);</text:p>
      <text:p text:style-name="P363"/>
      <text:p text:style-name="P364">--</text:p>
      <text:p text:style-name="P365">-- Table structure for 'movie_critic' pivot table</text:p>
      <text:p text:style-name="P366">--</text:p>
      <text:p text:style-name="P367">CREATE TABLE `movie_critic` (</text:p>
      <text:p text:style-name="P368"><text:span text:style-name="T369"><text:s text:c="4"/>`id` INT UNSIGNED NOT NULL<text:s/></text:span><text:span text:style-name="T370">AUTO_INCREMENT PRIMARY KEY</text:span><text:span text:style-name="T371">,</text:span></text:p>
      <text:p text:style-name="P372"><text:s text:c="4"/>`movie_id` INT UNSIGNED NOT NULL,</text:p>
      <text:p text:style-name="P373"><text:s text:c="4"/>`critic_id` INT UNSIGNED NOT NULL,</text:p>
      <text:p text:style-name="P374"><text:s text:c="4"/>`rating` DECIMAL(3, 2) DEFAULT NULL</text:p>
      <text:p text:style-name="P375">);</text:p>
      <text:p text:style-name="P376"/>
      <text:p text:style-name="P377"/>
      <text:p text:style-name="P378"/>
      <text:soft-page-break/>
      <text:p text:style-name="P379">--</text:p>
      <text:p text:style-name="P380">-- Dumping data for `movie_critic` table</text:p>
      <text:p text:style-name="P381">--</text:p>
      <text:p text:style-name="P382">INSERT INTO `movie_critic` (`movie_id`, `critic_id`, `rating`) VALUES</text:p>
      <text:p text:style-name="P383">(1, 1, 8.5),<text:s/></text:p>
      <text:p text:style-name="P384">(2, 2, 9.0), <text:s/></text:p>
      <text:p text:style-name="P385">(3, 3, 7.8),<text:s/></text:p>
      <text:p text:style-name="P386">(4, 4, 8.0),<text:s/></text:p>
      <text:p text:style-name="P387">(6, 5, 8.7),<text:s/></text:p>
      <text:p text:style-name="P388">(7, 6, 9.5), <text:s/></text:p>
      <text:p text:style-name="P389">(8, 7, 8.2), <text:s/></text:p>
      <text:p text:style-name="P390">(7, 8, 9.0),</text:p>
      <text:p text:style-name="P391">(9, 9, 9.0),<text:s/></text:p>
      <text:p text:style-name="P392">(10, 10, 8.5),<text:s/></text:p>
      <text:p text:style-name="P393">(11, 11, 9.8),<text:s/></text:p>
      <text:p text:style-name="P394">(12, 12, 9.5),<text:s/></text:p>
      <text:p text:style-name="P395">(13, 11, 9.2);</text:p>
      <text:p text:style-name="P396"/>
      <text:p text:style-name="P397">--</text:p>
      <text:p text:style-name="P398">-- Table structure for 'actor_critic' pivot table</text:p>
      <text:p text:style-name="P399">--</text:p>
      <text:p text:style-name="P400">CREATE TABLE `actor_critic` (</text:p>
      <text:p text:style-name="P401"><text:span text:style-name="T402"><text:s text:c="4"/>`id` INT UNSIGNED NOT NULL<text:s/></text:span><text:span text:style-name="T403">AUTO_INCREMENT PRIMARY KEY</text:span><text:span text:style-name="T404">,</text:span></text:p>
      <text:soft-page-break/>
      <text:p text:style-name="P405"><text:s text:c="4"/>`actor_id` INT UNSIGNED NOT NULL,</text:p>
      <text:p text:style-name="P406"><text:s text:c="4"/>`critic_id` INT UNSIGNED NOT NULL,</text:p>
      <text:p text:style-name="P407"><text:s text:c="4"/>`movie_id` INT UNSIGNED NOT NULL,</text:p>
      <text:p text:style-name="P408"><text:s text:c="4"/>`acting_grade` DECIMAL(3, 2) DEFAULT NULL,</text:p>
      <text:p text:style-name="P409"><text:s text:c="4"/>`expression_grade` DECIMAL(3, 2) DEFAULT NULL,</text:p>
      <text:p text:style-name="P410"><text:s text:c="4"/>`naturalness_grade` DECIMAL(3, 2) DEFAULT NULL,</text:p>
      <text:p text:style-name="P411"><text:s text:c="4"/>`devotion_grade` DECIMAL(3, 2) DEFAULT NULL</text:p>
      <text:p text:style-name="P412">);</text:p>
      <text:p text:style-name="P413"/>
      <text:p text:style-name="P414">--</text:p>
      <text:p text:style-name="P415">-- Dumping data for `actor_critic` table</text:p>
      <text:p text:style-name="P416">--</text:p>
      <text:p text:style-name="P417">INSERT INTO `actor_critic` (`actor_id`, `critic_id`, `movie_id`, `acting_grade`, `expression_grade`, `naturalness_grade`, `devotion_grade`) VALUES</text:p>
      <text:p text:style-name="P418">(1, 1, 1, 9.0, 8.5, 9.0, 9.0), <text:s/></text:p>
      <text:p text:style-name="P419">(2, 2, 2, 8.5, 8.0, 8.5, 9.0),<text:s/></text:p>
      <text:p text:style-name="P420">(3, 3, 3, 8.0, 7.8, 8.0, 8.0),<text:s/></text:p>
      <text:p text:style-name="P421">(4, 4, 4, 8.2, 8.0, 8.3, 8.4),</text:p>
      <text:p text:style-name="P422">(6, 5, 6, 9.2, 9.0, 9.5, 9.3),<text:s/></text:p>
      <text:p text:style-name="P423">(7, 6, 7, 8.5, 8.3, 8.8, 9.0),<text:s/></text:p>
      <text:p text:style-name="P424">(8, 7, 8, 9.0, 9.1, 9.2, 9.0),<text:s/></text:p>
      <text:p text:style-name="P425">(9, 8, 7, 8.8, 8.5, 8.7, 8.9),</text:p>
      <text:p text:style-name="P426">(11, 9, 9, 9.1, 9.0, 9.3, 9.4),<text:s/></text:p>
      <text:p text:style-name="P427">(12, 10, 10, 8.7, 8.5, 8.8, 9.0),<text:s/></text:p>
      <text:soft-page-break/>
      <text:p text:style-name="P428">(13, 11, 11, 9.5, 9.6, 9.4, 9.8),<text:s/></text:p>
      <text:p text:style-name="P429">(14, 12, 12, 9.7, 9.5, 9.8, 9.9), <text:s/></text:p>
      <text:p text:style-name="P430">(15, 11, 13, 9.2, 9.0, 9.1, 9.3);</text:p>
      <text:p text:style-name="P431"/>
      <text:p text:style-name="P432">--<text:s/></text:p>
      <text:p text:style-name="P433">-- Constraints for the tables:</text:p>
      <text:p text:style-name="P434">--</text:p>
      <text:p text:style-name="P435">-- Constraints for `film` table</text:p>
      <text:p text:style-name="P436">--</text:p>
      <text:p text:style-name="P437">ALTER TABLE `film`</text:p>
      <text:p text:style-name="P438">ADD CONSTRAINT `fk_movie_to_film` FOREIGN KEY (`movie_id`) REFERENCES `movie`(`id`),</text:p>
      <text:p text:style-name="P439">ADD CONSTRAINT `fk_director_to_film` FOREIGN KEY (`director_id`) REFERENCES `director`(`id`);</text:p>
      <text:p text:style-name="P440"/>
      <text:p text:style-name="P441">--</text:p>
      <text:p text:style-name="P442">-- Constraints for `tv_serie` table</text:p>
      <text:p text:style-name="P443">--</text:p>
      <text:p text:style-name="P444">ALTER TABLE `tv_serie`</text:p>
      <text:p text:style-name="P445">ADD CONSTRAINT `fk_movie_to_tv_serie` FOREIGN KEY (`movie_id`) REFERENCES `movie`(`id`);</text:p>
      <text:p text:style-name="P446"/>
      <text:p text:style-name="P447">--</text:p>
      <text:p text:style-name="P448">-- Constraints for `oscar_winner` table</text:p>
      <text:p text:style-name="P449">--</text:p>
      <text:soft-page-break/>
      <text:p text:style-name="P450">ALTER TABLE `oscar_winner`</text:p>
      <text:p text:style-name="P451">ADD CONSTRAINT `fk_actor_to_oscar_winner` FOREIGN KEY (`actor_id`) REFERENCES `actor`(`id`),</text:p>
      <text:p text:style-name="P452">ADD CONSTRAINT `fk_film_to_oscar_winner` FOREIGN KEY (`film_id`) REFERENCES `film`(`id`);</text:p>
      <text:p text:style-name="P453"/>
      <text:p text:style-name="P454">--</text:p>
      <text:p text:style-name="P455">-- Constraints for `sequel` table</text:p>
      <text:p text:style-name="P456">--</text:p>
      <text:p text:style-name="P457">ALTER TABLE `sequel`<text:s/></text:p>
      <text:p text:style-name="P458"><text:span text:style-name="T459">ADD INDEX `idx_sequel_to` <text:s/>(`sequel_to`);</text:span></text:p>
      <text:p text:style-name="P460"/>
      <text:p text:style-name="P461">ALTER TABLE `sequel`</text:p>
      <text:p text:style-name="P462">ADD CONSTRAINT `fk_sequel_to_film` FOREIGN KEY (`sequel_to`) REFERENCES `film`(`id`),</text:p>
      <text:p text:style-name="P463">ADD CONSTRAINT `fk_film_to_sequel` FOREIGN KEY (`film_id`) REFERENCES `film`(`id`);</text:p>
      <text:p text:style-name="P464"/>
      <text:p text:style-name="P465">--</text:p>
      <text:p text:style-name="P466">-- Constraints for `movie_actor` table</text:p>
      <text:p text:style-name="P467">--</text:p>
      <text:p text:style-name="P468">ALTER TABLE `movie_actor`</text:p>
      <text:p text:style-name="P469">ADD CONSTRAINT `fk_movie_to_movie_actor` FOREIGN KEY (`movie_id`) REFERENCES `movie`(`id`),</text:p>
      <text:p text:style-name="P470">ADD CONSTRAINT `fk_actor_to_movie_actor` FOREIGN KEY (`actor_id`) REFERENCES `actor`(`id`);</text:p>
      <text:soft-page-break/>
      <text:p text:style-name="P471">--</text:p>
      <text:p text:style-name="P472">-- Constraints for `movie_critic` table</text:p>
      <text:p text:style-name="P473">--</text:p>
      <text:p text:style-name="P474">ALTER TABLE `movie_critic`</text:p>
      <text:p text:style-name="P475">ADD CONSTRAINT `fk_movie_to_movie_critic` FOREIGN KEY (`movie_id`) REFERENCES `movie`(`id`),</text:p>
      <text:p text:style-name="P476">ADD CONSTRAINT `fk_critic_to_movie_critic` FOREIGN KEY (`critic_id`) REFERENCES `critic`(`id`);</text:p>
      <text:p text:style-name="P477"/>
      <text:p text:style-name="P478">--</text:p>
      <text:p text:style-name="P479">-- Constraints for `actor_critic` table</text:p>
      <text:p text:style-name="P480">--</text:p>
      <text:p text:style-name="P481">ALTER TABLE `actor_critic`</text:p>
      <text:p text:style-name="P482">ADD CONSTRAINT `fk_actor_to_actor_critic` FOREIGN KEY (`actor_id`) REFERENCES `actor`(`id`),</text:p>
      <text:p text:style-name="P483">ADD CONSTRAINT `fk_critic_to_actor_critic` FOREIGN KEY (`critic_id`) REFERENCES `critic`(`id`),</text:p>
      <text:p text:style-name="P484">ADD CONSTRAINT `fk_movie_to_actor_critic` FOREIGN KEY (`movie_id`) REFERENCES `movie`(`id`);</text:p>
      <text:p text:style-name="P485"/>
      <text:p text:style-name="P486"><text:span text:style-name="T487">/* Note: ‘director’ table should be</text:span><text:span text:style-name="T488"><text:s/>also</text:span><text:span text:style-name="T489"><text:s/>related to the ‘tv_serie’ table with M to M relation (would have pivot table ‘tv_serie_director’ with attributes like id, tv_serie_id, director_id, number_of_episode) because most of the series have more directors for different episodes. But since is not mentioned in the requirement for this challenge I did not add that to the design of the database ‘movies’. *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ra Gjosheva</meta:initial-creator>
    <dc:creator>Sara Gjosheva</dc:creator>
    <meta:creation-date>2024-09-27T23:06:00Z</meta:creation-date>
    <dc:date>2024-09-29T19:13:00Z</dc:date>
    <meta:template xlink:href="Normal" xlink:type="simple"/>
    <meta:editing-cycles>11</meta:editing-cycles>
    <meta:editing-duration>PT0S</meta:editing-duration>
    <meta:document-statistic meta:page-count="20" meta:paragraph-count="32" meta:word-count="2397" meta:character-count="16034" meta:row-count="113" meta:non-whitespace-character-count="13669"/>
  </office:meta>
</office:document-meta>
</file>